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_20_Text">
      <style:paragraph-properties fo:line-height="150%" fo:text-align="end" style:justify-single-word="false" style:writing-mode="rl-tb"/>
    </style:style>
    <style:style style:name="P2" style:family="paragraph" style:parent-style-name="Default_20_Text">
      <style:paragraph-properties fo:line-height="150%" fo:text-align="end" style:justify-single-word="false" style:writing-mode="rl-tb"/>
      <style:text-properties fo:font-size="14pt" style:font-size-asian="14pt" style:font-name-complex="Times New Roman" style:font-size-complex="14pt"/>
    </style:style>
    <style:style style:name="P3" style:family="paragraph" style:parent-style-name="Default_20_Text">
      <style:paragraph-properties fo:text-align="end" style:justify-single-word="false" style:writing-mode="rl-tb"/>
      <style:text-properties fo:font-size="14pt" style:font-size-asian="14pt" style:font-name-complex="Times New Roman" style:font-size-complex="14pt"/>
    </style:style>
    <style:style style:name="P4" style:family="paragraph" style:parent-style-name="Default_20_Text">
      <style:paragraph-properties fo:line-height="150%" fo:text-align="end" style:justify-single-word="false" style:writing-mode="rl-tb"/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P5" style:family="paragraph" style:parent-style-name="Default_20_Text">
      <style:paragraph-properties fo:line-height="150%" fo:text-align="end" style:justify-single-word="false" style:writing-mode="rl-tb"/>
      <style:text-properties fo:font-weight="bold" style:font-weight-asian="bold" style:font-weight-complex="bold"/>
    </style:style>
    <style:style style:name="P6" style:family="paragraph" style:parent-style-name="Default_20_Text">
      <style:paragraph-properties fo:line-height="150%" fo:text-align="start" style:justify-single-word="false" style:writing-mode="lr-tb"/>
    </style:style>
    <style:style style:name="P7" style:family="paragraph" style:parent-style-name="Default_20_Text">
      <style:paragraph-properties fo:line-height="150%" fo:text-align="start" style:justify-single-word="false" style:writing-mode="lr-tb"/>
      <style:text-properties style:font-name="Times New Roman" fo:font-size="14pt" style:font-size-asian="14pt" style:font-name-complex="Times New Roman" style:font-size-complex="14pt"/>
    </style:style>
    <style:style style:name="P8" style:family="paragraph" style:parent-style-name="Default_20_Text">
      <style:paragraph-properties fo:margin-top="0cm" fo:margin-bottom="0.494cm" fo:text-align="start" style:justify-single-word="false" style:snap-to-layout-grid="false" style:writing-mode="lr-tb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9" style:family="paragraph" style:parent-style-name="Default_20_Text" style:master-page-name="Standard">
      <style:paragraph-properties fo:line-height="150%" fo:text-align="end" style:justify-single-word="false" style:page-number="auto" style:writing-mode="rl-tb"/>
      <style:text-properties fo:font-size="14pt" style:font-size-asian="14pt" style:font-name-complex="Times New Roman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name-complex="Times New Roman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7" style:family="text"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קורות חיים</text:p>
      <text:p text:style-name="P2">פרטים אישיים</text:p>
      <text:p text:style-name="P1"><text:span text:style-name="T2">שם</text:span><text:span text:style-name="T2"><text:tab/><text:tab/><text:tab/>דורון וולקוביץ'</text:span></text:p>
      <text:p text:style-name="P1"><text:span text:style-name="T2">כתובת</text:span><text:span text:style-name="T2"><text:tab/><text:tab/><text:tab/>מרים החשמונאית 8 תל-אביב (מיקוד 62665)</text:span></text:p>
      <text:p text:style-name="P1"><text:span text:style-name="T2">טלפון נייד</text:span><text:span text:style-name="T2"><text:tab/><text:tab/>050-8779155</text:span></text:p>
      <text:p text:style-name="P1"><text:span text:style-name="T2">דואר אלקטרוני</text:span><text:span text:style-name="T2"><text:tab/></text:span><text:a xlink:type="simple" xlink:href="mailto:korlortar@bezeqint.net"><text:span text:style-name="Internet_20_link"><text:span text:style-name="T2">korlortar@bezeqint.net</text:span></text:span></text:a></text:p>
      <text:p text:style-name="P1"><text:span text:style-name="T2">שנת לידה<text:tab/><text:tab/>1982</text:span></text:p>
      <text:p text:style-name="P1"><text:span text:style-name="T2">ארץ לידה</text:span><text:span text:style-name="T2"><text:tab/><text:tab/>ישראל</text:span></text:p>
      <text:p text:style-name="P2"/>
      <text:p text:style-name="P2">השכלה</text:p>
      <text:p text:style-name="P1"><text:span text:style-name="T2">10/2010-06/2011 <text:tab/>קורס CCNA+Juniper במכללת John Bryce.</text:span></text:p>
      <text:p text:style-name="P1"><text:span text:style-name="T2">07/2009-02/2010 <text:tab/>קורס מהנדס מערכות לינוקס במכללת John Bryce. </text:span></text:p>
      <text:p text:style-name="P1"><text:span text:style-name="T2">09/2005-06/2009 <text:tab/>לימודים באונברסיטת תל-אביב - ספרות אנגלית.</text:span></text:p>
      <text:p text:style-name="P2">נסיון תעסוקתי</text:p>
      <text:p text:style-name="P1"><text:span text:style-name="T2"/></text:p>
      <text:p text:style-name="P5"><text:span text:style-name="T2">2011:2011 <text:tab/>פרוייקט של שדרוגים והתקנת עמדות עבודה בחברת לאומי קארד (דרך חברת קבלן <text:tab/><text:tab/>חיצונית שעובדת עם נס טכנולוגיות).</text:span></text:p>
      <text:p text:style-name="P1"><text:span text:style-name="T2">2009:2010</text:span><text:span text:style-name="T4"> <text:tab/>טכנאי מחשבים ב"גלילאו מחשבים” תחזוקה שוטפת של שני עסקים בינוניים <text:tab/><text:tab/><text:tab/>בנושאי תקשורת מחשבים (כ-50 תחנות עבודה בכל אחד מהם).</text:span></text:p>
      <text:p text:style-name="P1"><text:span text:style-name="T6">התמחויות</text:span><text:span text:style-name="T6"><text:tab/>בעל ניסיון רב בתיקון מחשבים (תוכנה וחומרה).</text:span></text:p>
      <text:p text:style-name="P1"><text:span text:style-name="T2">2004:2011 <text:tab/>עיסוק בתחומי מיחשוב בעסק המשפחתי (בין השאר תחזוקה שוטפת, הקמת רשת <text:tab/><text:tab/><text:tab/>מחשבים, טיפול בעניינים טכניים ושידור דוח”ות דיגיטליים).</text:span></text:p>
      <text:p text:style-name="P1"><text:span text:style-name="T2">2005:2007<text:tab/>הדרכה של ילדים ונוער בחוגים וקייטנות של מבוכים ודרקונים <text:tab/><text:tab/><text:tab/><text:tab/><text:tab/>D&amp;D,AD&amp;D,RD&amp;D,LARP.</text:span></text:p>
      <text:p text:style-name="P1"><text:span text:style-name="T2">2000:2004<text:tab/>עבודה בסופר-פארם </text:span><text:span text:style-name="T5">כנותן שירות תחת לחץ עבודה, עם דגש <text:tab/>על עבודת צוות ושרות <text:tab/><text:tab/>לקוחות.</text:span></text:p>
      <text:p text:style-name="P4">שירות צבאי</text:p>
      <text:p text:style-name="P1"><text:span text:style-name="T5">2000:2003<text:tab/></text:span><text:span text:style-name="T7">לוחם ביחידה מובחרת MLRS של חיל התותחנים, דרגה סמל ראשון (סמ"ר) .</text:span></text:p>
      <text:p text:style-name="P1"><text:span text:style-name="T6"><text:tab/><text:tab/>מתמצא ב:</text:span></text:p>
      <text:p text:style-name="P6"><text:span text:style-name="T7"><text:tab/></text:span><text:span text:style-name="T6">Windows 7 \ Vista \ XP \ 2000 \ ME \ 98 (SE) \ 95 \ MS office, Open office, </text:span><text:soft-page-break/><text:span text:style-name="T6">Dos, <text:s/>Norton, Internet: IE, Netscape, Firefox, SeaMonkey, Opera, <text:s/>Thunderbird, AVG, Avast, Partition Magic, Routers, Hubs/Switches, Dial-Up, Broadband Infrastructure Cable/ADSL.</text:span></text:p>
      <text:p text:style-name="P8"/>
      <text:p text:style-name="P8">Linux Distributions:</text:p>
      <text:p text:style-name="P8">Ubuntu, Fedora Core, Mandriva, Open SUSE, Red Hat Linux, Scientific Linux, </text:p>
      <text:p text:style-name="P8">Oracle Enterprise Linux, Open Solaris, Debian, Gnome, KDE,XFCE, LXDE.</text:p>
      <text:p text:style-name="P8">Software and Hardware expert, OS, Drivers, CPUs, GPUs, PSUs, Optical &amp; </text:p>
      <text:p text:style-name="P8">Magnetic media, CD, DVD, Blu-Ray, NICs, A/V Receivers/Amplifiers and much </text:p>
      <text:p text:style-name="P8">more...</text:p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style>
    <style:style style:name="Heading" style:family="paragraph" style:parent-style-name="Default_20_Text" style:next-style-name="Text_20_Body_20_Single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style>
    <style:style style:name="Text_20_Body_20_Single" style:display-name="Text Body Single" style:family="paragraph" style:parent-style-name="Default_20_Text">
      <style:paragraph-properties fo:margin-top="0cm" fo:margin-bottom="0.212cm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8T23:13:38</meta:creation-date>
    <dc:creator>OoZooL Obliterator666</dc:creator>
    <dc:date>2011-01-03T20:10:40</dc:date>
    <meta:editing-cycles>3</meta:editing-cycles>
    <meta:editing-duration>PT00H27M06S</meta:editing-duration>
    <meta:generator>OpenOffice.org/3.2$Win32 OpenOffice.org_project/320m18$Build-9502</meta:generator>
    <meta:document-statistic meta:table-count="0" meta:image-count="0" meta:object-count="0" meta:page-count="2" meta:paragraph-count="29" meta:word-count="271" meta:character-count="1646"/>
  </office:meta>
</office:document-meta>
</file>